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igger.getPatter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gger.setFilter( String filter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gger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gger.getEvent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rigger.setMatcher( String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gger.creat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gger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gger.set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gger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